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6">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Article Synopsis:</text:span> This paper presents RD++, an enhancement of the Reverse Distillation (RD) approach for anomaly detection in large-scale industrial manufacturing. RD++ integrates a pseudo-anomalies mechanism with multi-task learning for feature compactness and anomalous signal suppression, establishing a new state-of-the-art for anomaly detection and localization on the MVTec dataset. It demonstrates significant improvements in speed and accuracy over existing methods like PatchCore and CFA, without the need for an external memory bank.</text:p>
      <text:p text:style-name="Text_20_body"><text:span text:style-name="Strong_20_Emphasis">Model Structure:</text:span></text:p>
      <text:list text:style-name="L1">
        <text:list-item>
          <text:p text:style-name="P2"><text:span text:style-name="Strong_20_Emphasis">Teacher Encoder</text:span>: Utilizes WideResNet50 as the backbone for feature extraction.</text:p>
        </text:list-item>
        <text:list-item>
          <text:p text:style-name="P2"><text:span text:style-name="Strong_20_Emphasis">One-Class Bottleneck Module (OCBE)</text:span>: Condenses patterns into low-dimensional space to eliminate anomalous signals.</text:p>
        </text:list-item>
        <text:list-item>
          <text:p text:style-name="P1"><text:span text:style-name="Strong_20_Emphasis">Student Decoder</text:span>: Aims to learn the distribution of normal samples and generate out-of-distribution representations for anomalous queries.</text:p>
        </text:list-item>
      </text:list>
      <text:p text:style-name="Text_20_body"><text:span text:style-name="Strong_20_Emphasis">Learning Technique:</text:span></text:p>
      <text:list text:style-name="L2">
        <text:list-item>
          <text:p text:style-name="P3"><text:span text:style-name="Strong_20_Emphasis">Reverse Distillation (RD)</text:span>: Enhanced with multi-task learning, including a self-supervised optimal transport method for feature compactness and a mechanism for simulating pseudo-abnormal samples with simplex noise to minimize reconstruction loss.</text:p>
        </text:list-item>
      </text:list>
      <text:p text:style-name="Text_20_body"><text:span text:style-name="Strong_20_Emphasis">Advantages/Disadvantages:</text:span></text:p>
      <text:list text:style-name="L3">
        <text:list-item>
          <text:p text:style-name="P5"><text:span text:style-name="Strong_20_Emphasis">Advantages</text:span>: RD++ achieves superior performance in both anomaly detection and localization with significantly faster inference times than competitors. It demonstrates strong generalization capabilities across different domains without requiring an external memory bank, which reduces latency and complexity.</text:p>
        </text:list-item>
        <text:list-item>
          <text:p text:style-name="P4"><text:span text:style-name="Strong_20_Emphasis">Disadvantages</text:span>: The paper mentions a limitation regarding the simulation of anomalies in medical images, suggesting that more domain-specific knowledge for noise addition could further improve performance.</text:p>
        </text:list-item>
      </text:list>
      <text:p text:style-name="Text_20_body"><text:span text:style-name="Strong_20_Emphasis">Dataset Labeling Requirement:</text:span></text:p>
      <text:list text:style-name="L4">
        <text:list-item>
          <text:p text:style-name="P6">The method is designed for unsupervised anomaly detection, leveraging a set of normal samples for training without the need for defect annotations.</text:p>
        </text:list-item>
      </text:list>
      <text:p text:style-name="Text_20_body"><text:span text:style-name="Strong_20_Emphasis">Performance and Output Quality/Accuracy:</text:span></text:p>
      <text:list text:style-name="L5">
        <text:list-item>
          <text:p text:style-name="P7">RD++ establishes new benchmarks on the MVTec dataset for anomaly detection and localization, outperforming state-of-the-art methods in terms of AUROC scores. It also shows promising results on the BTAD and Retinal OCT datasets, evidencing its generalizability.</text:p>
        </text:list-item>
      </text:list>
      <text:p text:style-name="Text_20_body"><text:span text:style-name="Strong_20_Emphasis">Datasets Used for Training/Testing:</text:span></text:p>
      <text:list text:style-name="L6">
        <text:list-item>
          <text:p text:style-name="P9"><text:span text:style-name="Strong_20_Emphasis">MVTec Dataset</text:span>: For establishing benchmarks in anomaly detection and localization.</text:p>
        </text:list-item>
        <text:list-item>
          <text:p text:style-name="P8"><text:span text:style-name="Strong_20_Emphasis">BTAD and Retinal OCT Datasets</text:span>: To demonstrate the method's generalizability across different domains.</text:p>
        </text:list-item>
      </text:list>
      <text:p text:style-name="Text_20_body">The document provides comprehensive insights into the RD++ approach, including its innovative mechanisms, extensive evaluation on multiple datasets, and comparison with existing methods, confirming its efficacy and efficiency in real-world anomaly detection scenarios.</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7:51:26.266000000</meta:creation-date>
    <dc:date>2024-03-14T17:51:30.085000000</dc:date>
    <meta:editing-duration>PT3S</meta:editing-duration>
    <meta:editing-cycles>1</meta:editing-cycles>
    <meta:document-statistic meta:table-count="0" meta:image-count="0" meta:object-count="0" meta:page-count="2" meta:paragraph-count="18" meta:word-count="345" meta:character-count="2657" meta:non-whitespace-character-count="2340"/>
    <meta:generator>LibreOffice/7.6.1.2$Windows_X86_64 LibreOffice_project/f5defcebd022c5bc36bbb79be232cb6926d8f674</meta:generator>
  </office:meta>
</office:document-meta>
</file>